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officeooo:paragraph-rsid="0022a4f0"/>
    </style:style>
    <style:style style:name="P8" style:family="paragraph" style:parent-style-name="Preformatted_20_Text">
      <style:paragraph-properties fo:margin-top="0in" fo:margin-bottom="0in" style:contextual-spacing="false" fo:line-height="100%"/>
      <style:text-properties officeooo:paragraph-rsid="0022a4f0"/>
    </style:style>
    <style:style style:name="P9"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0"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1"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2"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13"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14"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15"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letter-spacing="normal" fo:font-weight="normal" style:font-weight-asian="normal" style:font-weight-complex="normal" loext:padding="0in" loext:border="none"/>
    </style:style>
    <style:style style:name="T4"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5" style:family="text">
      <style:text-properties officeooo:rsid="000fd861"/>
    </style:style>
    <style:style style:name="T6" style:family="text">
      <style:text-properties style:font-name="aakar" fo:letter-spacing="normal" loext:padding="0in" loext:border="none"/>
    </style:style>
    <style:style style:name="T7" style:family="text">
      <style:text-properties style:font-name="aakar" fo:letter-spacing="normal" officeooo:rsid="0023814a" loext:padding="0in" loext:border="none"/>
    </style:style>
    <style:style style:name="T8" style:family="text">
      <style:text-properties style:font-name="aakar" fo:font-size="12pt" fo:letter-spacing="normal" style:font-size-asian="12pt" style:font-size-complex="12pt" loext:padding="0in" loext:border="none"/>
    </style:style>
    <style:style style:name="T9" style:family="text">
      <style:text-properties style:font-name="aakar" fo:font-size="12pt" fo:letter-spacing="normal" officeooo:rsid="0023814a" style:font-size-asian="12pt" style:font-size-complex="12pt"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A statically typed programming language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A dynamically typed language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Strongly typed language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Loosely typed language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1">Java is a statically typed language.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9"><text:soft-page-break/>03)</text:p>
      <text:p text:style-name="P9"><text:span text:style-name="T5">int i = 10;</text:span></text:p>
      <text:p text:style-name="P10">int j = i;</text:p>
      <text:p text:style-name="P10">In this code, the value of i, which is 10, is assigned to the variable j. This is an example of identity conversion because the type of the value being assigned (an int) is the same as the type of the variable being assigned to (also an int).</text:p>
      <text:p text:style-name="P10"/>
      <text:p text:style-name="P10">String s1 = "Hello";</text:p>
      <text:p text:style-name="P10">String s2 = s1;</text:p>
      <text:p text:style-name="P10"/>
      <text:p text:style-name="P11">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2"/>
      <text:p text:style-name="P12">04)</text:p>
      <text:p text:style-name="P12">In Java, primitive widening conversion is a type conversion that turns a smaller primitive type to a bigger primitive type automatically. The following code, for example, demonstrates a primitive widening conversion.</text:p>
      <text:p text:style-name="P13"/>
      <text:p text:style-name="P13">byte b = 1;</text:p>
      <text:p text:style-name="P13">int i = b;</text:p>
      <text:p text:style-name="P12"/>
      <text:p text:style-name="P12">When the value of b, which is a byte, is assigned to the variable i, it is automatically transformed to an int. This is due to the fact that an int is a larger primitive type than a byte, and there is no information loss when converting a byte to an int.</text:p>
      <text:p text:style-name="P14">Here is a diagram that shows the widening primitive conversions in Java:</text:p>
      <text:p text:style-name="P5"><text:span text:style-name="Source_20_Text"><text:span text:style-name="T8">byte &lt; short &lt; int &lt; long &lt; float &lt; double</text:span></text:span></text:p>
      <text:p text:style-name="P14">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Here are some other examples of primitive widening conversion in Java:</text:p>
      <text:p text:style-name="P15">Java</text:p>
      <text:p text:style-name="P7"><text:span text:style-name="Source_20_Text"><text:span text:style-name="T4">short s = 1;</text:span></text:span></text:p>
      <text:p text:style-name="P8"><text:span text:style-name="Source_20_Text"><text:span text:style-name="T4">long l = s;</text:span></text:span></text:p>
      <text:p text:style-name="P8"><text:span text:style-name="Source_20_Text"><text:span text:style-name="T4">float f = l;</text:span></text:span></text:p>
      <text:p text:style-name="P5"><text:span text:style-name="Source_20_Text"><text:span text:style-name="T8">double d = f;</text:span></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6"><text:soft-page-break/><text:span text:style-name="Source_20_Text"><text:span text:style-name="T9">05)</text:span></text:span></text:p>
      <text:p text:style-name="P6"><text:span text:style-name="Source_20_Text"><text:span text:style-name="T9">Compile-time constants are values that the compiler knows and evaluates during the compilation phase. At compile time, they are substituted with their real values, and the generated code incorporates these values directly.</text:span></text:span></text:p>
      <text:p text:style-name="P6"><text:span text:style-name="Source_20_Text"><text:span text:style-name="T9">Compile-time constants are often used for values that can be determined at compile time without the need for computation or access to other resources.</text:span></text:span></text:p>
      <text:p text:style-name="P6"><text:span text:style-name="Source_20_Text"><text:span text:style-name="T9"/></text:span></text:p>
      <text:p text:style-name="P6"><text:span text:style-name="Source_20_Text"><text:span text:style-name="T9">Run-Time Constants: </text:span></text:span></text:p>
      <text:p text:style-name="P6"><text:span text:style-name="Source_20_Text"><text:span text:style-name="T9">• Run-time constants are values that can only be assessed at runtime during program execution. They are determined by the state of the program or may necessitate calculation or access to other resources.</text:span></text:span></text:p>
      <text:p text:style-name="P6"><text:span text:style-name="Source_20_Text"><text:span text:style-name="T9">• Unlike compile-time constants, the compiler cannot determine their values during the compilation phase, and they are not directly replaced with their values in the compiled cod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17:16.857651933</dc:date>
    <meta:editing-duration>PT22M50S</meta:editing-duration>
    <meta:editing-cycles>6</meta:editing-cycles>
    <meta:document-statistic meta:table-count="0" meta:image-count="0" meta:object-count="0" meta:page-count="3" meta:paragraph-count="37" meta:word-count="917" meta:character-count="5376" meta:non-whitespace-character-count="4493"/>
  </office:meta>
</office:document-meta>
</file>